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cm"/>
      <style:paragraph-properties style:writing-mode="lr-tb"/>
    </style:style>
    <style:style style:name="gr2" style:family="graphic" style:parent-style-name="standard">
      <style:graphic-properties svg:stroke-color="#2a6099" draw:fill-color="#ffffff" draw:opacity="100%" draw:textarea-horizontal-align="justify" draw:textarea-vertical-align="middle" draw:auto-grow-height="false" fo:min-height="0.812cm" fo:min-width="3.566cm"/>
      <style:paragraph-properties style:writing-mode="lr-tb"/>
    </style:style>
    <style:style style:name="gr3" style:family="graphic" style:parent-style-name="standard">
      <style:graphic-properties svg:stroke-color="#2a6099" draw:fill-color="#ffffff" draw:textarea-horizontal-align="justify" draw:textarea-vertical-align="middle" draw:auto-grow-height="false" fo:min-height="0.812cm" fo:min-width="3.566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5cm" fo:min-width="5.75cm"/>
      <style:paragraph-properties style:writing-mode="lr-tb"/>
    </style:style>
    <style:style style:name="gr5" style:family="graphic" style:parent-style-name="objectwithoutfill">
      <style:graphic-properties draw:marker-end="Extrems_20_de_20_fletxa_20_1" draw:marker-end-width="0.3cm" draw:fill="none" draw:textarea-vertical-align="middle"/>
    </style:style>
    <style:style style:name="gr6" style:family="graphic" style:parent-style-name="objectwithoutfill">
      <style:graphic-properties draw:marker-end="Extrems_20_de_20_fletxa_20_2" draw:marker-end-width="0.3cm" draw:fill="none"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25cm" fo:min-width="2.376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5cm" fo:min-width="2.75cm"/>
      <style:paragraph-properties style:writing-mode="lr-tb"/>
    </style:style>
    <style:style style:name="gr9" style:family="graphic" style:parent-style-name="objectwithoutfill">
      <style:graphic-properties draw:marker-end="Extrems_20_de_20_fletxa_20_4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1" style:family="graphic" style:parent-style-name="objectwithoutfill">
      <style:graphic-properties draw:marker-end="Extrems_20_de_20_fletxa_20_5" draw:marker-end-width="0.3cm" draw:fill="none" draw:textarea-vertical-align="middle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376cm" fo:min-width="2.75cm"/>
      <style:paragraph-properties style:writing-mode="lr-tb"/>
    </style:style>
    <style:style style:name="gr13" style:family="graphic" style:parent-style-name="objectwithoutfill">
      <style:graphic-properties draw:marker-end="Extrems_20_de_20_fletxa_20_6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5cm" fo:min-width="1.5cm"/>
      <style:paragraph-properties style:writing-mode="lr-tb"/>
    </style:style>
    <style:style style:name="gr16" style:family="graphic" style:parent-style-name="objectwithoutfill">
      <style:graphic-properties draw:marker-end="Extrems_20_de_20_fletxa_20_8" draw:marker-end-width="0.3cm" draw:fill="none" draw:textarea-vertical-align="middle"/>
    </style:style>
    <style:style style:name="gr17" style:family="graphic" style:parent-style-name="objectwithoutfill">
      <style:graphic-properties draw:marker-end="Extrems_20_de_20_fletxa_20_9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9" style:family="graphic" style:parent-style-name="objectwithoutfill">
      <style:graphic-properties draw:marker-end="Extrems_20_de_20_fletxa_20_10" draw:marker-end-width="0.3cm" draw:fill="none" draw:textarea-vertical-align="middle"/>
      <style:paragraph-properties style:writing-mode="lr-tb"/>
    </style:style>
    <style:style style:name="gr20" style:family="graphic" style:parent-style-name="standard" style:list-style-name="L1">
      <style:graphic-properties draw:fill-color="#ffffff" draw:textarea-horizontal-align="justify" draw:textarea-vertical-align="middle" draw:auto-grow-height="false" fo:min-height="0.5cm" fo:min-width="2.25cm"/>
      <style:paragraph-properties style:writing-mode="lr-tb"/>
    </style:style>
    <style:style style:name="gr21" style:family="graphic" style:parent-style-name="objectwithoutfill">
      <style:graphic-properties draw:marker-end="Extrems_20_de_20_fletxa_20_11" draw:marker-end-width="0.3cm" draw:fill="none" draw:textarea-vertical-align="middle"/>
    </style:style>
    <style:style style:name="gr22" style:family="graphic" style:parent-style-name="objectwithoutfill">
      <style:graphic-properties draw:marker-end="Extrems_20_de_20_fletxa_20_12" draw:marker-end-width="0.3cm" draw:fill="none" draw:textarea-vertical-align="middle"/>
    </style:style>
    <style:style style:name="gr23" style:family="graphic" style:parent-style-name="objectwithoutfill">
      <style:graphic-properties draw:marker-end="Extrems_20_de_20_fletxa_20_14" draw:marker-end-width="0.3cm" draw:fill="none" draw:textarea-vertical-align="middle"/>
    </style:style>
    <style:style style:name="gr24" style:family="graphic" style:parent-style-name="objectwithoutfill">
      <style:graphic-properties draw:marker-end="Extrems_20_de_20_fletxa_20_15" draw:marker-end-width="0.3cm" draw:fill="none" draw:textarea-vertical-align="middle"/>
    </style:style>
    <style:style style:name="gr25" style:family="graphic" style:parent-style-name="standard">
      <style:graphic-properties draw:stroke="none" draw:fill="none" fo:min-height="0.713cm"/>
      <style:paragraph-properties style:writing-mode="lr-tb"/>
    </style:style>
    <style:style style:name="P1" style:family="paragraph">
      <style:paragraph-properties fo:text-align="center"/>
      <style:text-properties fo:font-size="23pt" style:font-size-asian="23pt" style:font-size-complex="23pt"/>
    </style:style>
    <style:style style:name="P2" style:family="paragraph">
      <loext:graphic-properties draw:fill="none" draw:fill-color="#ffffff"/>
      <style:paragraph-properties fo:text-align="center"/>
      <style:text-properties fo:font-size="23pt" style:font-size-asian="23pt" style:font-size-complex="23pt"/>
    </style:style>
    <style:style style:name="P3" style:family="paragraph">
      <style:paragraph-properties fo:text-align="center"/>
      <style:text-properties fo:font-size="20pt" style:text-underline-style="solid" style:text-underline-width="auto" style:text-underline-color="font-color" style:font-size-asian="20pt" style:font-size-complex="20pt"/>
    </style:style>
    <style:style style:name="P4" style:family="paragraph">
      <loext:graphic-properties draw:fill-color="#ffffff" draw:opacity="100%"/>
      <style:paragraph-properties fo:text-align="center"/>
      <style:text-properties fo:font-size="20pt" style:text-underline-style="solid" style:text-underline-width="auto" style:text-underline-color="font-color" style:font-size-asian="20pt" style:font-size-complex="20pt"/>
    </style:style>
    <style:style style:name="P5" style:family="paragraph">
      <style:paragraph-properties fo:text-align="center"/>
      <style:text-properties style:text-underline-style="solid" style:text-underline-width="auto" style:text-underline-color="font-color"/>
    </style:style>
    <style:style style:name="P6" style:family="paragraph">
      <loext:graphic-properties draw:fill-color="#ffffff"/>
      <style:paragraph-properties fo:text-align="center"/>
      <style:text-properties style:text-underline-style="solid" style:text-underline-width="auto" style:text-underline-color="font-color"/>
    </style:style>
    <style:style style:name="P7" style:family="paragraph">
      <style:paragraph-properties fo:text-align="center"/>
      <style:text-properties fo:font-size="20pt" style:font-size-asian="20pt" style:font-size-complex="20pt"/>
    </style:style>
    <style:style style:name="P8" style:family="paragraph">
      <loext:graphic-properties draw:fill-color="#ffffff"/>
      <style:paragraph-properties fo:text-align="center"/>
      <style:text-properties fo:font-size="20pt" style:font-size-asian="20pt" style:font-size-complex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none"/>
    </style:style>
    <style:style style:name="T1" style:family="text">
      <style:text-properties fo:font-size="23pt" style:font-size-asian="23pt" style:font-size-complex="23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frame draw:style-name="gr1" draw:text-style-name="P2" draw:layer="layout" svg:width="11cm" svg:height="2.25cm" svg:x="5.75cm" svg:y="2cm">
          <draw:text-box>
            <text:p text:style-name="P1"><text:span text:style-name="T1">Ordinogra</text:span><text:span text:style-name="T1">ma any de </text:span><text:span text:style-name="T1">traspàs</text:span></text:p>
          </draw:text-box>
        </draw:frame>
        <draw:custom-shape draw:style-name="gr2" draw:text-style-name="P4" xml:id="id1" draw:id="id1" draw:layer="layout" svg:width="5.75cm" svg:height="1.5cm" svg:x="8.25cm" svg:y="5.5cm">
          <text:p text:style-name="P3"><text:span text:style-name="T2">inic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6" draw:id="id6" draw:layer="layout" svg:width="5.75cm" svg:height="1.5cm" svg:x="8.75cm" svg:y="26.5cm">
          <text:p text:style-name="P5">f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2" draw:id="id2" draw:layer="layout" svg:width="6.25cm" svg:height="1.75cm" svg:x="8cm" svg:y="8.5cm">
          <text:p text:style-name="P7"><text:span text:style-name="T2">«Any?»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3" draw:id="id3" draw:layer="layout" svg:width="6.25cm" svg:height="1.75cm" svg:x="8cm" svg:y="12cm">
          <text:p text:style-name="P7"><text:span text:style-name="T2">Llegir any </text:span></text:p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11.125cm" svg:y1="7cm" svg:x2="11.125cm" svg:y2="8.5cm" draw:start-shape="id1" draw:start-glue-point="8" draw:end-shape="id2" draw:end-glue-point="0" svg:d="M11125 7000v1500" svg:viewBox="0 0 1 1501">
          <text:p/>
        </draw:connector>
        <draw:connector draw:style-name="gr6" draw:text-style-name="P9" draw:layer="layout" svg:x1="11.125cm" svg:y1="10.25cm" svg:x2="11.125cm" svg:y2="12cm" draw:start-shape="id2" draw:start-glue-point="2" draw:end-shape="id3" draw:end-glue-point="0" svg:d="M11125 10250v1750" svg:viewBox="0 0 1 1751">
          <text:p/>
        </draw:connector>
        <draw:custom-shape draw:style-name="gr7" draw:text-style-name="P11" xml:id="id4" draw:id="id4" draw:layer="layout" svg:width="5.75cm" svg:height="3cm" svg:x="8.25cm" svg:y="15.5cm">
          <text:p text:style-name="P10">Any%4==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1" xml:id="id5" draw:id="id5" draw:layer="layout" svg:width="3.25cm" svg:height="1.75cm" svg:x="3cm" svg:y="21cm">
          <text:p text:style-name="P10">«NO»</text:p>
          <draw:enhanced-geometry svg:viewBox="0 0 21600 21600" draw:type="rectangle" draw:enhanced-path="M 0 0 L 21600 0 21600 21600 0 21600 0 0 Z N"/>
        </draw:custom-shape>
        <draw:connector draw:style-name="gr9" draw:text-style-name="P9" draw:layer="layout" svg:x1="8.25cm" svg:y1="17cm" svg:x2="4.625cm" svg:y2="21cm" draw:start-shape="id4" draw:start-glue-point="5" draw:end-shape="id5" draw:end-glue-point="0" svg:d="M8250 17000h-3625v4000" svg:viewBox="0 0 3626 4001">
          <text:p/>
        </draw:connector>
        <draw:frame draw:style-name="gr10" draw:text-style-name="P12" draw:layer="layout" svg:width="1.75cm" svg:height="1cm" svg:x="5.75cm" svg:y="16cm">
          <draw:text-box>
            <text:p>NO</text:p>
          </draw:text-box>
        </draw:frame>
        <draw:connector draw:style-name="gr11" draw:text-style-name="P9" draw:layer="layout" svg:x1="4.625cm" svg:y1="22.75cm" svg:x2="8.75cm" svg:y2="27.25cm" draw:start-shape="id5" draw:start-glue-point="2" draw:end-shape="id6" draw:end-glue-point="6" svg:d="M4625 22750v4500h4125" svg:viewBox="0 0 4126 4501">
          <text:p/>
        </draw:connector>
        <draw:custom-shape draw:style-name="gr12" draw:text-style-name="P11" xml:id="id7" draw:id="id7" draw:layer="layout" svg:width="6.5cm" svg:height="3.25cm" svg:x="11.75cm" svg:y="20cm">
          <text:p text:style-name="P10">Any%4==10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9" draw:layer="layout" svg:x1="14cm" svg:y1="17cm" svg:x2="15cm" svg:y2="20cm" draw:start-shape="id4" draw:start-glue-point="7" draw:end-shape="id7" draw:end-glue-point="4" svg:d="M14000 17000h1000v3000" svg:viewBox="0 0 1001 3001">
          <text:p/>
        </draw:connector>
        <draw:frame draw:style-name="gr14" draw:text-style-name="P12" draw:layer="layout" svg:width="1.25cm" svg:height="1.25cm" svg:x="14.5cm" svg:y="16cm">
          <draw:text-box>
            <text:p>SÍ</text:p>
          </draw:text-box>
        </draw:frame>
        <draw:custom-shape draw:style-name="gr15" draw:text-style-name="P11" xml:id="id9" draw:id="id9" draw:layer="layout" svg:width="2cm" svg:height="0.75cm" svg:x="6.75cm" svg:y="21.25cm">
          <text:p text:style-name="P13"><text:span text:style-name="T3">«SI»</text:span></text:p>
          <draw:enhanced-geometry svg:viewBox="0 0 21600 21600" draw:type="rectangle" draw:enhanced-path="M 0 0 L 21600 0 21600 21600 0 21600 0 0 Z N"/>
        </draw:custom-shape>
        <draw:connector draw:style-name="gr16" draw:text-style-name="P9" draw:layer="layout" svg:x1="11.75cm" svg:y1="21.625cm" svg:x2="9.5cm" svg:y2="21.625cm" draw:start-shape="id7" draw:start-glue-point="5" draw:end-shape="id8" draw:end-glue-point="1" svg:d="M11750 21625h-2250" svg:viewBox="0 0 2251 1">
          <text:p/>
        </draw:connector>
        <draw:connector draw:style-name="gr17" draw:text-style-name="P9" draw:layer="layout" svg:x1="7.75cm" svg:y1="22cm" svg:x2="14.5cm" svg:y2="27.25cm" draw:start-shape="id9" draw:start-glue-point="2" draw:end-shape="id6" draw:end-glue-point="10" svg:d="M7750 22000v2250h7252v3000h-502" svg:viewBox="0 0 7253 5251">
          <text:p/>
        </draw:connector>
        <draw:frame draw:style-name="gr18" draw:text-style-name="P12" draw:layer="layout" svg:width="2.75cm" svg:height="0.962cm" svg:x="10cm" svg:y="20.75cm">
          <draw:text-box>
            <text:p>NO</text:p>
          </draw:text-box>
        </draw:frame>
        <draw:custom-shape draw:style-name="gr12" draw:text-style-name="P11" xml:id="id10" draw:id="id10" draw:layer="layout" svg:width="6.5cm" svg:height="3.25cm" svg:x="18cm" svg:y="23cm">
          <text:p text:style-name="P10">Any%4==40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9" draw:layer="layout" svg:x1="18.25cm" svg:y1="21.625cm" svg:x2="21.25cm" svg:y2="23cm" draw:start-shape="id7" draw:start-glue-point="7" draw:end-shape="id10" draw:end-glue-point="4" svg:d="M18250 21625h3000v1375" svg:viewBox="0 0 3001 1376">
          <text:p text:style-name="P10"/>
        </draw:connector>
        <draw:frame draw:style-name="gr18" draw:text-style-name="P12" draw:layer="layout" svg:width="2.25cm" svg:height="0.962cm" svg:x="18.75cm" svg:y="20.5cm">
          <draw:text-box>
            <text:p>SÍ</text:p>
          </draw:text-box>
        </draw:frame>
        <draw:custom-shape draw:style-name="gr8" draw:text-style-name="P11" xml:id="id11" draw:id="id11" draw:layer="layout" svg:width="3.25cm" svg:height="1.75cm" svg:x="16.75cm" svg:y="26.25cm">
          <text:p text:style-name="P10">«No traspas »</text:p>
          <draw:enhanced-geometry svg:viewBox="0 0 21600 21600" draw:type="rectangle" draw:enhanced-path="M 0 0 L 21600 0 21600 21600 0 21600 0 0 Z N"/>
        </draw:custom-shape>
        <draw:custom-shape draw:style-name="gr20" draw:text-style-name="P14" xml:id="id8" draw:id="id8" draw:layer="layout" svg:width="2.75cm" svg:height="0.75cm" svg:x="6.75cm" svg:y="21.25cm">
          <text:p text:style-name="P13"><text:span text:style-name="T3">«Sí traspas»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12" draw:id="id12" draw:layer="layout" svg:width="3.25cm" svg:height="1.75cm" svg:x="22.75cm" svg:y="26.75cm">
          <text:p text:style-name="P10">«Sí traspas»</text:p>
          <draw:enhanced-geometry svg:viewBox="0 0 21600 21600" draw:type="rectangle" draw:enhanced-path="M 0 0 L 21600 0 21600 21600 0 21600 0 0 Z N"/>
        </draw:custom-shape>
        <draw:connector draw:style-name="gr21" draw:text-style-name="P9" draw:layer="layout" svg:x1="18cm" svg:y1="24.625cm" svg:x2="16.75cm" svg:y2="27.125cm" draw:start-shape="id10" draw:start-glue-point="5" draw:end-shape="id11" draw:end-glue-point="3" svg:d="M18000 24625h-1751v2500h501" svg:viewBox="0 0 1752 2501">
          <text:p/>
        </draw:connector>
        <draw:connector draw:style-name="gr22" draw:text-style-name="P9" draw:layer="layout" svg:x1="18.375cm" svg:y1="28cm" svg:x2="13.658cm" svg:y2="27.781cm" draw:start-shape="id11" draw:end-shape="id6" draw:end-glue-point="9" svg:d="M18375 28000v502h-4717v-721" svg:viewBox="0 0 4718 722">
          <text:p/>
        </draw:connector>
        <draw:frame draw:style-name="gr10" draw:text-style-name="P12" draw:layer="layout" svg:width="2cm" svg:height="1cm" svg:x="16.5cm" svg:y="23.5cm">
          <draw:text-box>
            <text:p>NO</text:p>
          </draw:text-box>
        </draw:frame>
        <draw:connector draw:style-name="gr23" draw:text-style-name="P9" draw:layer="layout" svg:x1="24.5cm" svg:y1="24.625cm" svg:x2="26cm" svg:y2="27.625cm" draw:start-shape="id10" draw:start-glue-point="7" draw:end-shape="id12" svg:d="M24500 24625h2001v3000h-501" svg:viewBox="0 0 2002 3001">
          <text:p/>
        </draw:connector>
        <draw:connector draw:style-name="gr24" draw:text-style-name="P9" draw:layer="layout" svg:x1="22.75cm" svg:y1="27.625cm" svg:x2="11.625cm" svg:y2="28cm" draw:start-shape="id12" draw:start-glue-point="3" draw:end-shape="id6" draw:end-glue-point="8" svg:d="M22750 27625h-4124v877h-7001v-502" svg:viewBox="0 0 11126 878">
          <text:p/>
        </draw:connector>
        <draw:frame draw:style-name="gr18" draw:text-style-name="P12" draw:layer="layout" svg:width="1.75cm" svg:height="0.962cm" svg:x="25.25cm" svg:y="23.75cm">
          <draw:text-box>
            <text:p>SÍ</text:p>
          </draw:text-box>
        </draw:frame>
        <draw:frame draw:style-name="gr25" draw:text-style-name="P15" draw:layer="layout" svg:width="1.806cm" svg:height="0.963cm" svg:x="28.73cm" svg:y="33.289cm">
          <draw:text-box>
            <text:p>«SI»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ems_20_de_20_fletxa_20_1" draw:display-name="Extrems de fletxa 1" svg:viewBox="0 0 20 20" svg:d="M0 20l10-20 10 20z"/>
    <draw:marker draw:name="Extrems_20_de_20_fletxa_20_10" draw:display-name="Extrems de fletxa 10" svg:viewBox="0 0 20 20" svg:d="M0 20l10-20 10 20z"/>
    <draw:marker draw:name="Extrems_20_de_20_fletxa_20_11" draw:display-name="Extrems de fletxa 11" svg:viewBox="0 0 20 20" svg:d="M0 20l10-20 10 20z"/>
    <draw:marker draw:name="Extrems_20_de_20_fletxa_20_12" draw:display-name="Extrems de fletxa 12" svg:viewBox="0 0 20 20" svg:d="M0 20l10-20 10 20z"/>
    <draw:marker draw:name="Extrems_20_de_20_fletxa_20_13" draw:display-name="Extrems de fletxa 13" svg:viewBox="0 0 20 20" svg:d="M0 20l10-20 10 20z"/>
    <draw:marker draw:name="Extrems_20_de_20_fletxa_20_14" draw:display-name="Extrems de fletxa 14" svg:viewBox="0 0 20 20" svg:d="M0 20l10-20 10 20z"/>
    <draw:marker draw:name="Extrems_20_de_20_fletxa_20_15" draw:display-name="Extrems de fletxa 15" svg:viewBox="0 0 20 20" svg:d="M0 20l10-20 10 20z"/>
    <draw:marker draw:name="Extrems_20_de_20_fletxa_20_2" draw:display-name="Extrems de fletxa 2" svg:viewBox="0 0 20 20" svg:d="M0 20l10-20 10 20z"/>
    <draw:marker draw:name="Extrems_20_de_20_fletxa_20_3" draw:display-name="Extrems de fletxa 3" svg:viewBox="0 0 20 20" svg:d="M0 20l10-20 10 20z"/>
    <draw:marker draw:name="Extrems_20_de_20_fletxa_20_4" draw:display-name="Extrems de fletxa 4" svg:viewBox="0 0 20 20" svg:d="M0 20l10-20 10 20z"/>
    <draw:marker draw:name="Extrems_20_de_20_fletxa_20_5" draw:display-name="Extrems de fletxa 5" svg:viewBox="0 0 20 20" svg:d="M0 20l10-20 10 20z"/>
    <draw:marker draw:name="Extrems_20_de_20_fletxa_20_6" draw:display-name="Extrems de fletxa 6" svg:viewBox="0 0 20 20" svg:d="M0 20l10-20 10 20z"/>
    <draw:marker draw:name="Extrems_20_de_20_fletxa_20_7" draw:display-name="Extrems de fletxa 7" svg:viewBox="0 0 20 20" svg:d="M0 20l10-20 10 20z"/>
    <draw:marker draw:name="Extrems_20_de_20_fletxa_20_8" draw:display-name="Extrems de fletxa 8" svg:viewBox="0 0 20 20" svg:d="M0 20l10-20 10 20z"/>
    <draw:marker draw:name="Extrems_20_de_20_fletxa_20_9" draw:display-name="Extrems de fletxa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ca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8T13:18:01.558740053</meta:creation-date>
    <dc:date>2025-10-08T13:54:45.167682992</dc:date>
    <meta:editing-duration>PT2M40S</meta:editing-duration>
    <meta:editing-cycles>1</meta:editing-cycles>
    <meta:generator>LibreOffice/7.5.6.2$Linux_X86_64 LibreOffice_project/50$Build-2</meta:generator>
    <meta:document-statistic meta:object-count="32"/>
  </office:meta>
</office:document-meta>
</file>